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893" officeooo:paragraph-rsid="00051893"/>
    </style:style>
    <style:style style:name="P2" style:family="paragraph" style:parent-style-name="Standard">
      <style:text-properties officeooo:paragraph-rsid="00051893"/>
    </style:style>
    <style:style style:name="P3" style:family="paragraph" style:parent-style-name="Standard">
      <style:text-properties officeooo:rsid="0006f66f" officeooo:paragraph-rsid="0006f66f"/>
    </style:style>
    <style:style style:name="P4" style:family="paragraph" style:parent-style-name="Standard">
      <style:text-properties officeooo:rsid="000761ad" officeooo:paragraph-rsid="000761ad"/>
    </style:style>
    <style:style style:name="P5" style:family="paragraph" style:parent-style-name="Standard">
      <style:text-properties officeooo:paragraph-rsid="00066f9b"/>
    </style:style>
    <style:style style:name="P6" style:family="paragraph" style:parent-style-name="Standard">
      <style:text-properties officeooo:paragraph-rsid="000dbda2"/>
    </style:style>
    <style:style style:name="P7" style:family="paragraph" style:parent-style-name="Heading_20_2">
      <style:paragraph-properties fo:text-align="center" style:justify-single-word="false"/>
    </style:style>
    <style:style style:name="P8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5189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5189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66f9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9293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9af89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a052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dbda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51893" style:font-weight-asian="bold" style:font-weight-complex="bold"/>
    </style:style>
    <style:style style:name="T12" style:family="text">
      <style:text-properties fo:font-weight="bold" officeooo:rsid="00066f9b" style:font-weight-asian="bold" style:font-weight-complex="bold"/>
    </style:style>
    <style:style style:name="T13" style:family="text">
      <style:text-properties fo:font-weight="bold" officeooo:rsid="0006f66f" style:font-weight-asian="bold" style:font-weight-complex="bold"/>
    </style:style>
    <style:style style:name="T14" style:family="text">
      <style:text-properties fo:font-weight="bold" officeooo:rsid="00092938" style:font-weight-asian="bold" style:font-weight-complex="bold"/>
    </style:style>
    <style:style style:name="T15" style:family="text">
      <style:text-properties fo:font-weight="bold" officeooo:rsid="000a0520" style:font-weight-asian="bold" style:font-weight-complex="bold"/>
    </style:style>
    <style:style style:name="T16" style:family="text">
      <style:text-properties fo:font-weight="bold" officeooo:rsid="000b7606" style:font-weight-asian="bold" style:font-weight-complex="bold"/>
    </style:style>
    <style:style style:name="T17" style:family="text">
      <style:text-properties style:text-underline-style="none" fo:font-weight="bold" officeooo:rsid="0009af89" style:font-weight-asian="bold" style:font-weight-complex="bold"/>
    </style:style>
    <style:style style:name="T18" style:family="text">
      <style:text-properties style:text-underline-style="none" fo:font-weight="bold" officeooo:rsid="000dbda2" style:font-weight-asian="bold" style:font-weight-complex="bold"/>
    </style:style>
    <style:style style:name="T19" style:family="text">
      <style:text-properties style:text-underline-style="none" fo:font-weight="normal" officeooo:rsid="0009af89" style:font-weight-asian="normal" style:font-weight-complex="normal"/>
    </style:style>
    <style:style style:name="T20" style:family="text">
      <style:text-properties style:text-underline-style="none" fo:font-weight="normal" officeooo:rsid="000dbda2" style:font-weight-asian="normal" style:font-weight-complex="normal"/>
    </style:style>
    <style:style style:name="T21" style:family="text">
      <style:text-properties officeooo:rsid="00066f9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6f66f" style:font-weight-asian="normal" style:font-weight-complex="normal"/>
    </style:style>
    <style:style style:name="T24" style:family="text">
      <style:text-properties fo:font-weight="normal" officeooo:rsid="00092938" style:font-weight-asian="normal" style:font-weight-complex="normal"/>
    </style:style>
    <style:style style:name="T25" style:family="text">
      <style:text-properties fo:font-weight="normal" officeooo:rsid="000a0520" style:font-weight-asian="normal" style:font-weight-complex="normal"/>
    </style:style>
    <style:style style:name="T26" style:family="text">
      <style:text-properties fo:font-weight="normal" officeooo:rsid="000c1ae1" style:font-weight-asian="normal" style:font-weight-complex="normal"/>
    </style:style>
    <style:style style:name="T27" style:family="text">
      <style:text-properties officeooo:rsid="000c1ae1"/>
    </style:style>
    <style:style style:name="T28" style:family="text">
      <style:text-properties officeooo:rsid="000dbd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Sistema de Ventas</text:h>
      <text:h text:style-name="P8" text:outline-level="3">Modelo relacional</text:h>
      <text:p text:style-name="P1"/>
      <text:p text:style-name="P1"/>
      <text:p text:style-name="P2"><text:span text:style-name="T11">Persona</text:span><text:span text:style-name="T1"> (</text:span><text:span text:style-name="T3">DNI_pk</text:span><text:span text:style-name="T1">, nombre, dirección, tfno</text:span><text:span text:style-name="T11">_</text:span><text:span text:style-name="T16">uq</text:span><text:span text:style-name="T1">, tipo)</text:span></text:p>
      <text:p text:style-name="P1"><text:span text:style-name="T10">Proveedor</text:span> (<text:span text:style-name="T4">DNI_pk_fk1</text:span><text:span text:style-name="T21">, web)</text:span></text:p>
      <text:p text:style-name="P5"><text:span text:style-name="T11">Cliente</text:span><text:span text:style-name="T1"> (</text:span><text:span text:style-name="T4">DNI_pk_fk1</text:span><text:span text:style-name="T21">, </text:span><text:span text:style-name="T27">saldo</text:span><text:span text:style-name="T21">)</text:span></text:p>
      <text:p text:style-name="P5"><text:span text:style-name="T11">Empleado</text:span><text:span text:style-name="T1"> </text:span><text:span text:style-name="T11">(</text:span><text:span text:style-name="T4">DNI_pk_fk1</text:span><text:span text:style-name="T12">, </text:span><text:span text:style-name="T26">salario</text:span><text:span text:style-name="T12">)</text:span></text:p>
      <text:p text:style-name="P6"><text:span text:style-name="T12">Producto (</text:span><text:span text:style-name="T4">IdProd_pk</text:span><text:span text:style-name="T21">, nombre, stock, precio, </text:span><text:span text:style-name="T12">IdCat</text:span><text:span text:style-name="T21">_</text:span><text:span text:style-name="T12">fk1, </text:span><text:span text:style-name="T6">[</text:span><text:span text:style-name="T5">CodAlmacen_</text:span><text:span text:style-name="T7">fk1</text:span><text:span text:style-name="T6">+</text:span><text:span text:style-name="T5">CodEst</text:span><text:span text:style-name="T6">]_</text:span><text:span text:style-name="T8">fk2</text:span><text:span text:style-name="T6">, </text:span><text:span text:style-name="T20">cantidad</text:span><text:span text:style-name="T23">)</text:span></text:p>
      <text:p text:style-name="P3"><text:span text:style-name="T10">Suministra</text:span><text:span text:style-name="T22"> (</text:span><text:span text:style-name="T9">[</text:span><text:span text:style-name="T2">DNIProv_fk1+IdProd_fk2+Fecha]_pk</text:span><text:span text:style-name="T22">, cantidad)</text:span></text:p>
      <text:p text:style-name="P4"><text:span text:style-name="T13">C</text:span><text:span text:style-name="T10">ategoría </text:span><text:span text:style-name="T22">(</text:span><text:span text:style-name="T10">IdCat_pk</text:span><text:span text:style-name="T22">, nombre_</text:span><text:span text:style-name="T15">uq</text:span><text:span text:style-name="T22">, descr)</text:span></text:p>
      <text:p text:style-name="P4"><text:span text:style-name="T10">Compra </text:span><text:span text:style-name="T22">(</text:span><text:span text:style-name="T2">IdCompra_</text:span><text:span text:style-name="T5">pk</text:span><text:span text:style-name="T22">, fecha, dto, subtotal, impuesto, total, </text:span><text:span text:style-name="T10">DNIClient_</text:span><text:span text:style-name="T14">fk1</text:span><text:span text:style-name="T22">, </text:span><text:span text:style-name="T10">DNIEmpl_</text:span><text:span text:style-name="T14">fk2</text:span><text:span text:style-name="T22">)</text:span></text:p>
      <text:p text:style-name="P4"><text:span text:style-name="T10">LíneaCompra </text:span><text:span text:style-name="T22">(</text:span><text:span text:style-name="T5">[</text:span><text:span text:style-name="T2">IdCompra_</text:span><text:span text:style-name="T7">fk1</text:span><text:span text:style-name="T5">+</text:span><text:span text:style-name="T2">IdLínea</text:span><text:span text:style-name="T5">]_pk</text:span><text:span text:style-name="T22">, cantidad, dto_l, importe_total_l, </text:span><text:span text:style-name="T10">IdProducto_fk</text:span><text:span text:style-name="T15">2</text:span><text:span text:style-name="T22">)</text:span></text:p>
      <text:p text:style-name="P4"><text:span text:style-name="T13">A</text:span><text:span text:style-name="T10">lmacén </text:span><text:span text:style-name="T14">(</text:span><text:span text:style-name="T5">CodAlmacen_</text:span><text:span text:style-name="T6">pk</text:span><text:span text:style-name="T24">, direccion</text:span><text:span text:style-name="T14">)</text:span></text:p>
      <text:p text:style-name="P4"><text:span text:style-name="T10">Estantería </text:span><text:span text:style-name="T14">(</text:span><text:span text:style-name="T6">[</text:span><text:span text:style-name="T5">CodAlmacen_</text:span><text:span text:style-name="T7">fk1</text:span><text:span text:style-name="T6">+</text:span><text:span text:style-name="T5">CodEst</text:span><text:span text:style-name="T6">]_pk,</text:span><text:span text:style-name="T19"> </text:span><text:span text:style-name="T20">dimension</text:span><text:span text:style-name="T14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9:29:48.373000000</meta:creation-date>
    <dc:date>2021-11-30T10:35:34.201059839</dc:date>
    <meta:editing-duration>PT27M5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56" meta:character-count="615" meta:non-whitespace-character-count="572"/>
  </office:meta>
</office:document-meta>
</file>